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aa3c" officeooo:paragraph-rsid="0019aa3c"/>
    </style:style>
    <style:style style:name="P2" style:family="paragraph" style:parent-style-name="Standard">
      <style:paragraph-properties fo:text-align="center" style:justify-single-word="false"/>
      <style:text-properties officeooo:rsid="0019aa3c" officeooo:paragraph-rsid="0019aa3c"/>
    </style:style>
    <style:style style:name="P3" style:family="paragraph" style:parent-style-name="Standard">
      <style:paragraph-properties fo:text-align="start" style:justify-single-word="false"/>
      <style:text-properties officeooo:rsid="0019aa3c" officeooo:paragraph-rsid="0019aa3c"/>
    </style:style>
    <style:style style:name="P4" style:family="paragraph" style:parent-style-name="Standard">
      <style:paragraph-properties fo:text-align="start" style:justify-single-word="false"/>
      <style:text-properties officeooo:rsid="0019aa3c" officeooo:paragraph-rsid="0019aa3c"/>
    </style:style>
    <style:style style:name="P5" style:family="paragraph" style:parent-style-name="Standard">
      <style:paragraph-properties fo:text-align="start" style:justify-single-word="false"/>
      <style:text-properties officeooo:rsid="00209e19" officeooo:paragraph-rsid="0020fa89"/>
    </style:style>
    <style:style style:name="P6" style:family="paragraph" style:parent-style-name="Standard">
      <style:paragraph-properties fo:text-align="start" style:justify-single-word="false"/>
      <style:text-properties officeooo:rsid="0020fa89" officeooo:paragraph-rsid="0020fa89"/>
    </style:style>
    <style:style style:name="T1" style:family="text">
      <style:text-properties officeooo:rsid="001eb7e9"/>
    </style:style>
    <style:style style:name="T2" style:family="text">
      <style:text-properties officeooo:rsid="0020f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istina Collins</text:p>
      <text:p text:style-name="P1">EECS 600, Fall 2015</text:p>
      <text:p text:style-name="P1"/>
      <text:p text:style-name="P2">PS4: Rviz &amp; Gazebo</text:p>
      <text:p text:style-name="P2"/>
      <text:p text:style-name="P3">Steps to run:</text:p>
      <text:p text:style-name="P3">1) First terminal: roscd, catkin_make, roscore</text:p>
      <text:p text:style-name="P3">2) Second terminal: <text:span text:style-name="T1">roslaunch ps4_kvc2 ps4_kvc2.launch</text:span></text:p>
      <text:p text:style-name="P3"/>
      <text:p text:style-name="P5">In this assignment, <text:span text:style-name="T2">an existing 1DOF robot description was modified to become a 2DOF robot by adding 1 link and 1 joint. The minimal_joint_controller node was modified as well, in order to control the new joint, and a modified version of the minimal_robot.launch file is used to automatically open rviz and Gazebo, load the robot model, and activate the joint controller node to control the robot.</text:span></text:p>
      <text:p text:style-name="P5"/>
      <text:p text:style-name="P6">Two screencasts are included in this file: a shorter version that shows only the robot's motion, and a longer version that also shows tests: placing objects in Gazebo and checking rqt_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1:03:17.428521283</meta:creation-date>
    <dc:date>2015-10-18T23:54:44.376032679</dc:date>
    <meta:editing-duration>PT55M1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22" meta:character-count="752" meta:non-whitespace-character-count="638"/>
  </office:meta>
</office:document-meta>
</file>